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JGReceiver.run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8">
            <text:p text:style-name="Table_20_Contents">8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LateralJGReceiver.LateralJGReceiver( ILateralCacheAttributes ilca , ILateralCacheJGListener ilc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